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style:font-name="Times New Roman" fo:font-size="14pt" officeooo:rsid="0025210b" officeooo:paragraph-rsid="000f4edb" style:font-size-asian="14pt" style:font-size-complex="14pt"/>
    </style:style>
    <style:style style:name="P2" style:family="paragraph" style:parent-style-name="Standard">
      <style:text-properties style:font-name="Times New Roman" fo:font-size="14pt" officeooo:rsid="00177bba" officeooo:paragraph-rsid="000f4edb" style:font-size-asian="14pt" style:font-size-complex="14pt"/>
    </style:style>
    <style:style style:name="P3" style:family="paragraph" style:parent-style-name="Standard">
      <style:text-properties style:font-name="Times New Roman" fo:font-size="14pt" officeooo:rsid="004a2cf6" officeooo:paragraph-rsid="000f4edb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4pt" officeooo:rsid="000f4edb" officeooo:paragraph-rsid="000f4edb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4pt" officeooo:rsid="000f4edb" officeooo:paragraph-rsid="000f4edb" style:font-size-asian="14pt" style:font-size-complex="14pt"/>
    </style:style>
    <style:style style:name="P6" style:family="paragraph" style:parent-style-name="Standard">
      <style:paragraph-properties fo:text-align="justify" style:justify-single-word="false"/>
      <style:text-properties style:font-name="Times New Roman" fo:font-size="14pt" officeooo:rsid="0010ddc2" officeooo:paragraph-rsid="0010ddc2" style:font-size-asian="14pt" style:font-size-complex="14pt"/>
    </style:style>
    <style:style style:name="P7" style:family="paragraph" style:parent-style-name="Standard">
      <style:paragraph-properties fo:text-align="justify" style:justify-single-word="false"/>
      <style:text-properties style:font-name="Times New Roman" fo:font-size="14pt" officeooo:rsid="0011a2ed" officeooo:paragraph-rsid="0011a2ed" style:font-size-asian="14pt" style:font-size-complex="14pt"/>
    </style:style>
    <style:style style:name="P8" style:family="paragraph" style:parent-style-name="Standard">
      <style:paragraph-properties fo:text-align="justify" style:justify-single-word="false"/>
      <style:text-properties style:font-name="Times New Roman" fo:font-size="14pt" officeooo:rsid="001414fd" officeooo:paragraph-rsid="001414fd" style:font-size-asian="14pt" style:font-size-complex="14pt"/>
    </style:style>
    <style:style style:name="P9" style:family="paragraph" style:parent-style-name="Standard">
      <style:paragraph-properties fo:text-align="justify" style:justify-single-word="false"/>
      <style:text-properties style:font-name="Times New Roman" fo:font-size="14pt" officeooo:rsid="00178481" officeooo:paragraph-rsid="00178481" style:font-size-asian="14pt" style:font-size-complex="14pt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4pt" fo:font-weight="bold" officeooo:rsid="000f4edb" officeooo:paragraph-rsid="000f4edb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Times New Roman" fo:font-size="14pt" fo:font-weight="normal" officeooo:rsid="001414fd" officeooo:paragraph-rsid="001414fd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Times New Roman" fo:font-size="14pt" fo:font-weight="normal" officeooo:rsid="0019157c" officeooo:paragraph-rsid="0019157c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Times New Roman" fo:font-size="14pt" fo:font-weight="normal" officeooo:rsid="00178481" officeooo:paragraph-rsid="00178481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Times New Roman" fo:font-size="14pt" fo:font-weight="normal" officeooo:rsid="0022323c" officeooo:paragraph-rsid="0022323c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size="14pt" fo:font-weight="normal" officeooo:rsid="002394d4" officeooo:paragraph-rsid="002394d4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Times New Roman" fo:font-size="14pt" fo:font-weight="normal" officeooo:rsid="002484f9" officeooo:paragraph-rsid="002484f9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Times New Roman" fo:font-size="14pt" fo:font-weight="normal" officeooo:rsid="00251b5c" officeooo:paragraph-rsid="00251b5c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Times New Roman" fo:font-size="14pt" fo:font-style="normal" fo:font-weight="normal" officeooo:rsid="00251b5c" officeooo:paragraph-rsid="00251b5c" style:font-size-asian="14pt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Times New Roman" fo:font-size="14pt" fo:font-style="normal" fo:font-weight="normal" officeooo:rsid="0022323c" officeooo:paragraph-rsid="0022323c" style:font-size-asian="14pt" style:font-style-asian="normal" style:font-weight-asian="normal" style:font-size-complex="14pt" style:font-style-complex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Times New Roman" fo:font-size="14pt" fo:font-style="normal" fo:font-weight="normal" officeooo:rsid="002394d4" officeooo:paragraph-rsid="002394d4" style:font-size-asian="14pt" style:font-style-asian="normal" style:font-weight-asian="normal" style:font-size-complex="14pt" style:font-style-complex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Times New Roman" fo:font-size="14pt" fo:font-style="normal" fo:font-weight="normal" officeooo:rsid="002484f9" officeooo:paragraph-rsid="002394d4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officeooo:rsid="0025210b"/>
    </style:style>
    <style:style style:name="T2" style:family="text">
      <style:text-properties officeooo:rsid="0010ddc2"/>
    </style:style>
    <style:style style:name="T3" style:family="text">
      <style:text-properties officeooo:rsid="0011a2e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1a2ed" style:font-weight-asian="bold" style:font-weight-complex="bold"/>
    </style:style>
    <style:style style:name="T6" style:family="text">
      <style:text-properties fo:font-weight="bold" officeooo:rsid="001414fd" style:font-weight-asian="bold" style:font-weight-complex="bold"/>
    </style:style>
    <style:style style:name="T7" style:family="text">
      <style:text-properties fo:font-weight="bold" officeooo:rsid="0010ddc2" style:font-weight-asian="bold" style:font-weight-complex="bold"/>
    </style:style>
    <style:style style:name="T8" style:family="text">
      <style:text-properties fo:font-weight="bold" officeooo:rsid="0015b53a" style:font-weight-asian="bold" style:font-weight-complex="bold"/>
    </style:style>
    <style:style style:name="T9" style:family="text">
      <style:text-properties fo:font-weight="bold" officeooo:rsid="0015efcf" style:font-weight-asian="bold" style:font-weight-complex="bold"/>
    </style:style>
    <style:style style:name="T10" style:family="text">
      <style:text-properties fo:font-weight="bold" officeooo:rsid="00213c6a" style:font-weight-asian="bold" style:font-weight-complex="bold"/>
    </style:style>
    <style:style style:name="T11" style:family="text">
      <style:text-properties fo:font-weight="bold" officeooo:rsid="0022323c" style:font-weight-asian="bold" style:font-weight-complex="bold"/>
    </style:style>
    <style:style style:name="T12" style:family="text">
      <style:text-properties fo:font-weight="bold" officeooo:rsid="001e9e55" style:font-weight-asian="bold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11a2ed" style:font-weight-asian="normal" style:font-weight-complex="normal"/>
    </style:style>
    <style:style style:name="T15" style:family="text">
      <style:text-properties fo:font-weight="normal" officeooo:rsid="0015b53a" style:font-weight-asian="normal" style:font-weight-complex="normal"/>
    </style:style>
    <style:style style:name="T16" style:family="text">
      <style:text-properties officeooo:rsid="00137e64"/>
    </style:style>
    <style:style style:name="T17" style:family="text">
      <style:text-properties officeooo:rsid="00139028"/>
    </style:style>
    <style:style style:name="T18" style:family="text">
      <style:text-properties officeooo:rsid="001414fd"/>
    </style:style>
    <style:style style:name="T19" style:family="text">
      <style:text-properties officeooo:rsid="0015b53a"/>
    </style:style>
    <style:style style:name="T20" style:family="text">
      <style:text-properties officeooo:rsid="001e9e55"/>
    </style:style>
    <style:style style:name="T21" style:family="text">
      <style:text-properties officeooo:rsid="00213c6a"/>
    </style:style>
    <style:style style:name="T22" style:family="text">
      <style:text-properties officeooo:rsid="0022323c"/>
    </style:style>
    <style:style style:name="T23" style:family="text">
      <style:text-properties fo:font-style="italic" officeooo:rsid="0022323c" style:font-style-asian="italic" style:font-style-complex="italic"/>
    </style:style>
    <style:style style:name="T24" style:family="text">
      <style:text-properties fo:font-style="italic" fo:font-weight="bold" style:font-style-asian="italic" style:font-weight-asian="bold" style:font-style-complex="italic" style:font-weight-complex="bold"/>
    </style:style>
    <style:style style:name="T25" style:family="text">
      <style:text-properties fo:font-style="italic" fo:font-weight="bold" officeooo:rsid="0022323c" style:font-style-asian="italic" style:font-weight-asian="bold" style:font-style-complex="italic" style:font-weight-complex="bold"/>
    </style:style>
    <style:style style:name="T26" style:family="text">
      <style:text-properties fo:font-style="normal" style:font-style-asian="normal" style:font-style-complex="normal"/>
    </style:style>
    <style:style style:name="T27" style:family="text">
      <style:text-properties fo:font-style="normal" officeooo:rsid="0022323c" style:font-style-asian="normal" style:font-style-complex="normal"/>
    </style:style>
    <style:style style:name="T28" style:family="text">
      <style:text-properties fo:font-style="normal" officeooo:rsid="002484f9" style:font-style-asian="normal" style:font-style-complex="normal"/>
    </style:style>
    <style:style style:name="T29" style:family="text">
      <style:text-properties fo:font-style="normal" officeooo:rsid="00251b5c" style:font-style-asian="normal" style:font-style-complex="normal"/>
    </style:style>
    <style:style style:name="T30" style:family="text">
      <style:text-properties fo:font-style="normal" fo:font-weight="bold" style:font-style-asian="normal" style:font-weight-asian="bold" style:font-style-complex="normal" style:font-weight-complex="bold"/>
    </style:style>
    <style:style style:name="T31" style:family="text">
      <style:text-properties fo:font-style="normal" fo:font-weight="bold" officeooo:rsid="00251b5c" style:font-style-asian="normal" style:font-weight-asian="bold" style:font-style-complex="normal" style:font-weight-complex="bold"/>
    </style:style>
    <style:style style:name="T32" style:family="text">
      <style:text-properties officeooo:rsid="00330c5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nstituto Federal de Ciência, Educação e Tecnologia do Piauí – <text:span text:style-name="T1">IFPI</text:span></text:p>
      <text:p text:style-name="P1">Curso: Análise e Desenvolvimento de Sistemas – ADS</text:p>
      <text:p text:style-name="P1">Turno: Tarde</text:p>
      <text:p text:style-name="P3">Disciplina: Programação Orientada a Objetos</text:p>
      <text:p text:style-name="P2">Aluno: Vinícius Gomes Araújo Costa</text:p>
      <text:p text:style-name="P2">Matrícula: 20191ADS0274</text:p>
      <text:p text:style-name="P1">Profº Ely Miranda</text:p>
      <text:p text:style-name="P1"/>
      <text:p text:style-name="P10">ATIVIDADE EXTRA</text:p>
      <text:p text:style-name="P4"/>
      <text:p text:style-name="P5">1)</text:p>
      <text:p text:style-name="P6">a) <text:span text:style-name="T4">Abstração, </text:span><text:span text:style-name="T14">exemplificando o conceito:</text:span><text:span text:style-name="T5"> </text:span>é utilizada para a definição de entidades do mundo real. Sendo onde são criadas as classes. <text:span text:style-name="T3">Essas entidades são consideradas tudo que é real, tendo como consideração as suas características e ações. </text:span><text:span text:style-name="T16">É a simplificação do mundo real por meio de onde eu considero atributos e métodos de um contexto.</text:span></text:p>
      <text:p text:style-name="P7">A abstração define os elementos essenciais para um sistema, isto é, define o nível de complexidade dos sistemas <text:span text:style-name="T16">de softwares </text:span>para <text:span text:style-name="T16">criação de critérios que eu, programador, considero relevante na solução de problemas. O que for irrelevante eu descarto da minha abstração. Ex: a planta de uma casa, o desenho de uma broca/peça mecânica, </text:span><text:span text:style-name="T17">o design de um carro para eu determinar a aerodinâmica do automóvel, entre outros casos </text:span><text:span text:style-name="T18">são exemplos de abstrações.</text:span></text:p>
      <text:p text:style-name="P7"/>
      <text:p text:style-name="P6">b) <text:span text:style-name="T4">Encapsulamento</text:span>, <text:span text:style-name="T16">exemplificando o conceito: é a técnica utilizada para esconder uma ideia, não expor detalhes internos para o usuário, tornando partes do sistema mais independentes possíveis. Nenhum dado é concedido </text:span><text:span text:style-name="T18">diretamente sem um tipo de acesso a ele. Ex: em um processo de encapsulamento os atributos da minha classe podem ser do tipo </text:span><text:span text:style-name="T6">public</text:span><text:span text:style-name="T18"> e </text:span><text:span text:style-name="T6">private</text:span><text:span text:style-name="T18">. E para eu acessar esses tipos de </text:span><text:span text:style-name="T6">modificadores</text:span><text:span text:style-name="T18">, será necessário criar métodos aos quais eu chamo de </text:span><text:span text:style-name="T6">setters</text:span><text:span text:style-name="T18"> e</text:span><text:span text:style-name="T6"> getters.</text:span></text:p>
      <text:p text:style-name="P8"><text:span text:style-name="T13">Por entendimento, os métodos </text:span><text:span text:style-name="T4">setters</text:span><text:span text:style-name="T13"> servem para alterar a informação de uma propriedade de um objeto. E os métodos </text:span><text:span text:style-name="T4">getters</text:span><text:span text:style-name="T13"> servem para retornar o valor dessa propriedade. </text:span></text:p>
      <text:p text:style-name="P11"/>
      <text:p text:style-name="P8"><text:span text:style-name="T2">c) </text:span><text:span text:style-name="T7">Herança</text:span><text:span text:style-name="T2">, </text:span>exemplificando o conceito: <text:span text:style-name="T19">na </text:span><text:span text:style-name="T8">Programação Orientada a Objetos</text:span><text:span text:style-name="T19"> o significado de herança tem o mesmo significado para o mundo real. Assim como um filho pode herdar alguma característica do pai, na </text:span><text:span text:style-name="T9">O</text:span><text:span text:style-name="T8">rientação a Objetos</text:span><text:span text:style-name="T19"> é permitido que uma classe herde atributos e métodos da outra, tendo apenas uma restrição para a herança. Os modificadores de acesso das classes, métodos e atributos só podem estar com visibilidade </text:span><text:span text:style-name="T8">public</text:span><text:span text:style-name="T19"> e </text:span><text:span text:style-name="T8">protected </text:span><text:span text:style-name="T15">para que sejam herdados.</text:span></text:p>
      <text:p text:style-name="P9"><text:span text:style-name="T15">U</text:span><text:span text:style-name="T13">ma das grandes vantagens de usar o recurso da herança é na </text:span><text:span text:style-name="T4">reutilização do código</text:span><text:span text:style-name="T13">. Esse reaproveitamento pode ser acionado quando se identifica que o atributo ou método de uma classe será igual para as outras. Para efetuar uma herança de uma classe é utilizada a palavra reservada chamada </text:span><text:span text:style-name="T4">extends</text:span><text:span text:style-name="T13">.</text:span><text:span text:style-name="T15"> </text:span><text:span text:style-name="T13">Assim, uma subclasse pode herdar uma superclasse, aplicando o recurso da herança em uma classe.</text:span></text:p>
      <text:p text:style-name="P12">Este recurso serve para inicializar os atributos sempre que um novo objeto é criado.</text:p>
      <text:p text:style-name="P13"/>
      <text:p text:style-name="P12"><text:soft-page-break/>2)</text:p>
      <text:p text:style-name="P12">(V) <text:span text:style-name="T12">Classes</text:span><text:span text:style-name="T20"> são</text:span><text:span text:style-name="T12"> instâncias</text:span><text:span text:style-name="T20"> de </text:span><text:span text:style-name="T12">objetos</text:span><text:span text:style-name="T20">, isto é, </text:span><text:span text:style-name="T21">em </text:span><text:span text:style-name="T10">Programação Orientada a Objetos</text:span><text:span text:style-name="T21">, chama-se “</text:span><text:span text:style-name="T10">instância</text:span><text:span text:style-name="T21">” de uma classe, um objeto cujo comportamento e estado são definidos pela classe. O uso da palavra </text:span><text:span text:style-name="T10">“instância”</text:span><text:span text:style-name="T21"> </text:span><text:span text:style-name="T22">pode ter sido inspirado no inglês; tal palavra significa </text:span><text:span text:style-name="T11">“caso”</text:span><text:span text:style-name="T22"> ou </text:span><text:span text:style-name="T11">“exemplo”</text:span><text:span text:style-name="T22"> em </text:span><text:span text:style-name="T11">inglês</text:span><text:span text:style-name="T22">, </text:span><text:span text:style-name="T25">instance</text:span><text:span text:style-name="T23">, </text:span><text:span text:style-name="T27">e é igualmente usada da mesma forma. A palavra inglesa origina-se, contudo, do francês e do vocabulário anglicano.</text:span></text:p>
      <text:p text:style-name="P14"><text:span text:style-name="T26">A </text:span><text:span text:style-name="T30">instância</text:span><text:span text:style-name="T26"> é a </text:span><text:span text:style-name="T30">concretização de uma classe</text:span><text:span text:style-name="T26">. Em termos intuitivos, uma </text:span><text:span text:style-name="T30">classe</text:span><text:span text:style-name="T26"> é como um </text:span><text:span text:style-name="T30">“molde”</text:span><text:span text:style-name="T26"> que gera </text:span><text:span text:style-name="T30">instâncias</text:span><text:span text:style-name="T26"> de um certo </text:span><text:span text:style-name="T30">tipo</text:span><text:span text:style-name="T26">; um</text:span><text:span text:style-name="T30"> objeto</text:span><text:span text:style-name="T26"> é algo que existe fisicamente e que foi </text:span><text:span text:style-name="T30">“moldado”</text:span><text:span text:style-name="T26"> na classe;</text:span></text:p>
      <text:p text:style-name="P19"/>
      <text:p text:style-name="P15"><text:span text:style-name="T26">(F) Classes </text:span><text:span text:style-name="T30">não são apenas agrupamento de métodos</text:span><text:span text:style-name="T26">. São instâncias de objetos; o agrupamento de métodos seriam as ações que os objetos irão executar. Essas ações, ou eventos, são chamados métodos;</text:span></text:p>
      <text:p text:style-name="P20"/>
      <text:p text:style-name="P15"><text:span text:style-name="T26">(V) Os</text:span><text:span text:style-name="T30"> atributos</text:span><text:span text:style-name="T26"> definem </text:span><text:span text:style-name="T30">o estado de um objeto</text:span><text:span text:style-name="T26">, ou seja, </text:span><text:span text:style-name="T30">os atributos de instância</text:span><text:span text:style-name="T26"> (</text:span><text:span text:style-name="T30">ou de objeto</text:span><text:span text:style-name="T26">) definem </text:span><text:span text:style-name="T30">o estado desse objeto</text:span><text:span text:style-name="T26">. Deste modo,</text:span><text:span text:style-name="T30"> os métodos de instância</text:span><text:span text:style-name="T26"> (</text:span><text:span text:style-name="T30">de objeto</text:span><text:span text:style-name="T26">) definem os </text:span><text:span text:style-name="T30">comportamentos</text:span><text:span text:style-name="T26">.</text:span></text:p>
      <text:p text:style-name="P15"><text:span text:style-name="T26">Por exemplo: você digita uma classe em um bloco de notas </text:span><text:span text:style-name="T28">chamada Samurai e vai definindo sua classe, seus métodos e assim criando os códigos;</text:span></text:p>
      <text:p text:style-name="P21"/>
      <text:p text:style-name="P16"><text:span text:style-name="T26">(F) Essa alternativa é falsa porquê </text:span><text:span text:style-name="T30">os métodos</text:span><text:span text:style-name="T26"> quando se trata de </text:span><text:span text:style-name="T30">definir e chamar funções em TypeScript</text:span><text:span text:style-name="T26"> eles só podem ser escritos </text:span><text:span text:style-name="T30">dentro da classe</text:span><text:span text:style-name="T26">, igualmente em </text:span><text:span text:style-name="T30">C++</text:span><text:span text:style-name="T26"> (linguagem Orientada a Objetos, estudada em </text:span><text:span text:style-name="T30">Estrutura de </text:span><text:span text:style-name="T31">D</text:span><text:span text:style-name="T30">ados</text:span><text:span text:style-name="T26">). </text:span><text:span text:style-name="T29">Contudo, há uma controvérsia: um dos principais recursos do </text:span><text:span text:style-name="T31">TypeScript</text:span><text:span text:style-name="T29"> é </text:span><text:span text:style-name="T31">a sintaxe de herança baseada em classes</text:span><text:span text:style-name="T29">. O </text:span><text:span text:style-name="T31">sistema de classes</text:span><text:span text:style-name="T29"> no </text:span><text:span text:style-name="T31">TypeScript</text:span><text:span text:style-name="T29"> usa um modelo de </text:span><text:span text:style-name="T31">herança única</text:span><text:span text:style-name="T29"> que deve ser familiar a qualquer programador que tenha trabalhado com qualquer </text:span><text:span text:style-name="T31">linguagem baseada em classes</text:span><text:span text:style-name="T29">.</text:span></text:p>
      <text:p text:style-name="P17"><text:span text:style-name="T26">É importante observar que </text:span><text:span text:style-name="T30">as classes JavaScript</text:span><text:span text:style-name="T26"> são, basicamente, um </text:span><text:span text:style-name="T30">açúcar sintático</text:span><text:span text:style-name="T26"> sobre </text:span><text:span text:style-name="T30">o sistema de herança baseado em protótipo</text:span><text:span text:style-name="T26"> e não introduzem um novo modelo de herança orientado a objeto ao </text:span><text:span text:style-name="T30">JavaScript</text:span><text:span text:style-name="T26">.</text:span></text:p>
      <text:p text:style-name="P17"><text:span text:style-name="T26">Na maior parte, </text:span><text:span text:style-name="T30">as classes no TypeScript</text:span><text:span text:style-name="T26"> são semelhantes </text:span><text:span text:style-name="T30">às classes</text:span><text:span text:style-name="T26"> no </text:span><text:span text:style-name="T30">ES2015</text:span><text:span text:style-name="T26">. </text:span><text:span text:style-name="T30">O método especial </text:span><text:span text:style-name="T24">constructor</text:span><text:span text:style-name="T30"> </text:span><text:span text:style-name="T26">não pode ter um tipo de retorno definido; o tipo de retorno do </text:span><text:span text:style-name="T30">método </text:span><text:span text:style-name="T24">constructor</text:span><text:span text:style-name="T26"> é sempre a própria </text:span><text:span text:style-name="T30">classe</text:span><text:span text:style-name="T26">.</text:span></text:p>
      <text:p text:style-name="P18">A <text:span text:style-name="T4">subclasse</text:span> funciona como outros <text:span text:style-name="T4">sistemas de herança baseados em classes</text:span>, usando a palavra-chave<text:span text:style-name="T4"> extends </text:span>para criar um subtipo e o identificador<text:span text:style-name="T24"> super</text:span> para se referir à <text:span text:style-name="T4">superclasse</text:span>;</text:p>
      <text:p text:style-name="P18"/>
      <text:p text:style-name="P18">(F) Não podemos ignorar <text:span text:style-name="T4">o uso de tipos desta linguagem</text:span>, pois o <text:span text:style-name="T4">TypeScript</text:span> é uma <text:span text:style-name="T4">linguagem fortemente tipada</text:span>, <text:span text:style-name="T4">Orientada e Compilada a Objetos</text:span>, foi projetada justamente por <text:span text:style-name="T4">Anders Hejlsberg</text:span> (pai do C# e da linguagem Delphi), desenvolvendo <text:span text:style-name="T4">novas features-recursos</text:span> e fazendo parte de todo <text:span text:style-name="T4">o ecossistema aqui do TypeScript</text:span>.</text:p>
      <text:p text:style-name="P18">Por ser uma <text:span text:style-name="T4">ferramenta altamente tipada</text:span>, um “<text:span text:style-name="T4">super set</text:span>” <text:span text:style-name="T4">de JavaScript compilado para JavaScript</text:span> com mais recursos adicionais, não precisa de um navegador para ser convertido.</text:p>
      <text:p text:style-name="P18"><text:soft-page-break/>Entre tantas outras características que <text:span text:style-name="T4">maximizam seu uso nas empresas</text:span>: é <text:span text:style-name="T4">Open Source e Desenvolvimento Aberto</text:span> (time aberto a novas ideias), isto é, a comunidade Microsoft compartilha de seus <text:span text:style-name="T4">interesses com o público</text:span> – <text:span text:style-name="T4">suas opiniões e commits</text:span>, <text:span text:style-name="T4">manutenção contínua</text:span>, possui <text:span text:style-name="T4">tipagem estática e inovadora</text:span> – ao contrário da linguagem <text:span text:style-name="T4">JavaScript (dinâmica e implícita</text:span>), sendo o <text:span text:style-name="T4">TypeScript</text:span> uma das melhores ferramentas para <text:span text:style-name="T4">uso no trabalho</text:span>.</text:p>
      <text:p text:style-name="P18"/>
      <text:p text:style-name="P18">3)</text:p>
      <text:p text:style-name="P18"><text:span text:style-name="T24">Letra C </text:span>– <text:span text:style-name="T4">classe, objeto e atributo</text:span>.</text:p>
      <text:p text:style-name="P18"/>
      <text:p text:style-name="P18"><text:span text:style-name="T4">Teresina</text:span> é minha classe pois se trata do nome da minha empresa a qual presto serviços;</text:p>
      <text:p text:style-name="P18"><text:span text:style-name="T4">Equipamentos</text:span> é meu objeto porquê classifica uma entidade a qual dei um nome para determinar minha empresa;</text:p>
      <text:p text:style-name="P18"><text:span text:style-name="T4">Hidráulicos</text:span> é meu atributo o qual significa as características dos meus equipamentos, isto é, se são equipamentos hidráulicos, pneumáticos, elétricos ou tipos de sistemas motores que trabalham na minha empresa Teresina Equipamentos.</text:p>
      <text:p text:style-name="P18"/>
      <text:p text:style-name="P18">4)</text:p>
      <text:p text:style-name="P18">let conta : Conta = <text:s text:c="2"/>new <text:s text:c="2"/>Conta();</text:p>
      <text:p text:style-name="P18"><text:s text:c="8"/>1 <text:s text:c="11"/>2 <text:s text:c="9"/>3 <text:s text:c="6"/>4</text:p>
      <text:p text:style-name="P18"/>
      <text:p text:style-name="P18">(3) Constructor; <text:s text:c="36"/>(1) Classe;</text:p>
      <text:p text:style-name="P18">(4) Operador de Instanciação; <text:s text:c="14"/>(2) Objeto;</text:p>
      <text:p text:style-name="P18"/>
      <text:p text:style-name="P18">5) Feita no VS Code em TypeScript;</text:p>
      <text:p text:style-name="P18"/>
      <text:p text:style-name="P18">6) Feita no VS Code em <text:span text:style-name="T32">Java Script.</text:span></text:p>
      <text:p text:style-name="P1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08T15:11:49.559000000</meta:creation-date>
    <meta:generator>LibreOffice/7.3.5.2$Windows_X86_64 LibreOffice_project/184fe81b8c8c30d8b5082578aee2fed2ea847c01</meta:generator>
    <dc:date>2022-09-11T23:12:36.796000000</dc:date>
    <meta:editing-duration>PT3H31M59S</meta:editing-duration>
    <meta:editing-cycles>22</meta:editing-cycles>
    <meta:document-statistic meta:table-count="0" meta:image-count="0" meta:object-count="0" meta:page-count="3" meta:paragraph-count="41" meta:word-count="1046" meta:character-count="6601" meta:non-whitespace-character-count="5502"/>
  </office:meta>
</office:document-meta>
</file>